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fo:font-weight="normal" style:font-name-asian="DejaVu Sans" style:font-weight-asian="normal" style:font-name-complex="DejaVu Sans" style:font-weight-complex="normal"/>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2">
      <style:text-properties fo:font-weight="normal" style:font-weight-asian="normal" style:font-weight-complex="normal"/>
    </style:style>
    <style:style style:name="P25" style:family="paragraph" style:parent-style-name="Standard" style:list-style-name="L13">
      <style:text-properties fo:font-weight="normal" style:font-weight-asian="normal" style:font-weight-complex="normal"/>
    </style:style>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Standard">
      <style:paragraph-properties fo:text-align="center" style:justify-single-word="false"/>
      <style:text-properties style:font-name="UnDotum" fo:font-size="14pt" style:font-size-asian="12.25pt" style:font-size-complex="14pt"/>
    </style:style>
    <style:style style:name="P30" style:family="paragraph" style:parent-style-name="Text_20_body" style:list-style-name="L14"/>
    <style:style style:name="P31" style:family="paragraph" style:parent-style-name="Heading_20_2">
      <style:text-properties style:font-name="Arial" fo:font-weight="normal" style:font-name-asian="DejaVu Sans" style:font-weight-asian="normal" style:font-name-complex="DejaVu Sans" style:font-weight-complex="normal"/>
    </style:style>
    <style:style style:name="P32" style:family="paragraph" style:parent-style-name="Heading_20_2">
      <style:paragraph-properties fo:break-before="page"/>
    </style:style>
    <style:style style:name="P33" style:family="paragraph" style:parent-style-name="Heading_20_1">
      <style:text-properties style:font-name="Arial" style:font-name-asian="DejaVu Sans" style:font-name-complex="DejaVu Sans"/>
    </style:style>
    <style:style style:name="P34" style:family="paragraph" style:parent-style-name="Heading_20_1">
      <style:paragraph-properties fo:margin-top="0.1665in" fo:margin-bottom="0.0835in" fo:break-before="page" fo:keep-with-next="always"/>
    </style:style>
    <style:style style:name="P35"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Heading_20_3">
      <style:paragraph-properties fo:break-before="page"/>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P42" style:family="paragraph">
      <style:paragraph-properties fo:text-align="center"/>
    </style:style>
    <style:style style:name="P43" style:family="paragraph">
      <style:paragraph-properties fo:text-align="center"/>
      <style:text-properties fo:font-size="36pt" style:font-size-asian="36pt" style:font-size-complex="36pt"/>
    </style:style>
    <style:style style:name="P44"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5" style:family="paragraph">
      <style:paragraph-properties fo:text-align="justify"/>
    </style:style>
    <style:style style:name="P46" style:family="paragraph">
      <style:paragraph-properties fo:text-align="start"/>
    </style:style>
    <style:style style:name="P47" style:family="paragraph">
      <style:paragraph-properties fo:text-align="center"/>
      <style:text-properties style:font-name="Courier New" fo:font-size="16pt" style:font-size-asian="16pt" style:font-size-complex="16pt"/>
    </style:style>
    <style:style style:name="P48" style:family="paragraph">
      <style:paragraph-properties fo:text-align="center"/>
      <style:text-properties style:font-name="Courier New" fo:font-size="32pt" style:font-size-asian="32pt" style:font-size-complex="32pt"/>
    </style:style>
    <style:style style:name="T1" style:family="text">
      <style:text-properties style:font-name="Arial" style:font-name-asian="DejaVu Sans" style:font-name-complex="DejaVu Sans"/>
    </style:style>
    <style:style style:name="T2" style:family="text">
      <style:text-properties style:font-name="Arial" fo:font-weight="normal" style:font-name-asian="DejaVu Sans" style:font-weight-asian="normal" style:font-name-complex="DejaVu Sans"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6" style:family="text">
      <style:text-properties style:font-name="Courier New" fo:font-size="16pt" style:font-size-asian="16pt" style:font-size-complex="16pt"/>
    </style:style>
    <style:style style:name="T7" style:family="text">
      <style:text-properties style:font-name="Courier New" fo:font-size="32pt" style:font-size-asian="32pt" style:font-size-complex="32pt"/>
    </style:style>
    <style:style style:name="T8" style:family="text">
      <style:text-properties style:font-name="Courier New" fo:font-size="16pt" style:text-underline-style="solid" style:text-underline-width="auto" style:text-underline-color="font-color" style:font-size-asian="16pt" style:font-size-complex="16pt"/>
    </style:style>
    <style:style style:name="T9"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4" svg:width="1.0335in" svg:height="0.9307in" draw:transform="skewX (-0.005235987755982) rotate (-0.0376991118442576) translate (2.72152777777778in 4.50277777777778in)"><text:p text:style-name="P43"><text:span text:style-name="T5">ER9x</text:span></text:p></draw:rect></text:p>
      <text:p text:style-name="P3"/>
      <text:p text:style-name="P3"/>
      <text:p text:style-name="P3">r120 - <text:date style:data-style-name="N75" text:date-value="2010-09-09T18:27:59.99">Sep 9,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Disclaimer<text:tab/>3</text:p>
          <text:p text:style-name="P38">Introduction<text:tab/>4</text:p>
          <text:p text:style-name="P39">How it works<text:tab/>5</text:p>
          <text:p text:style-name="P39">Nomenclature<text:tab/>6</text:p>
          <text:p text:style-name="P39">Edit buttons<text:tab/>7</text:p>
          <text:p text:style-name="P39">Navigation<text:tab/>7</text:p>
          <text:p text:style-name="P39">Editing and Saving<text:tab/>8</text:p>
          <text:p text:style-name="P38">Main Screen<text:tab/>9</text:p>
          <text:p text:style-name="P39">General view<text:tab/>9</text:p>
          <text:p text:style-name="P39">Statistics Screens Statistics Screens<text:tab/>10</text:p>
          <text:p text:style-name="P38">General Settings<text:tab/>11</text:p>
          <text:p text:style-name="P39">Basic Setup (1/7)<text:tab/>12</text:p>
          <text:p text:style-name="P39">Setup Options (2/7)<text:tab/>13</text:p>
          <text:p text:style-name="P39">PPM In (3/7)<text:tab/>14</text:p>
          <text:p text:style-name="P39">Version Info (4/7)<text:tab/>14</text:p>
          <text:p text:style-name="P39">Diagnostics (5/7)<text:tab/>15</text:p>
          <text:p text:style-name="P39">Analog Inputs (6/7)<text:tab/>15</text:p>
          <text:p text:style-name="P39">Calibration (7/7)<text:tab/>16</text:p>
          <text:p text:style-name="P38">Model Setup<text:tab/>17</text:p>
          <text:p text:style-name="P39">Model Select (1/8)<text:tab/>18</text:p>
          <text:p text:style-name="P39">Model Setup (2/8)<text:tab/>19</text:p>
          <text:p text:style-name="P39">Expo/Dr (3/8)<text:tab/>21</text:p>
          <text:p text:style-name="P41">Triple Dr Example<text:tab/>21</text:p>
          <text:p text:style-name="P39">Mixer (4/8)<text:tab/>22</text:p>
          <text:p text:style-name="P41">Main Screen<text:tab/>22</text:p>
          <text:p text:style-name="P41">Edit Mix<text:tab/>23</text:p>
          <text:p text:style-name="P39">Limits (5/8)<text:tab/>25</text:p>
          <text:p text:style-name="P39">Curves (6/8)<text:tab/>26</text:p>
          <text:p text:style-name="P39">Custom Switches (7/8)<text:tab/>27</text:p>
          <text:p text:style-name="P39">Templates (8/8)<text:tab/>28</text:p>
          <text:p text:style-name="P38">Examples<text:tab/>29</text:p>
          <text:p text:style-name="P39">Programming a throttle cut<text:tab/>29</text:p>
          <text:p text:style-name="P38">MORE<text:tab/>31</text:p>
        </text:index-body>
      </text:table-of-content>
      <text:p text:style-name="P4"/>
      <text:h text:style-name="P34"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3" text:outline-level="1"/>
      <text:h text:style-name="P36" text:outline-level="1"><text:span text:style-name="T1">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32" text:outline-level="2">How it works</text:h>
      <text:p text:style-name="Standard"/>
      <text:p text:style-name="Standard"><draw:rect text:anchor-type="paragraph" draw:z-index="2" draw:style-name="gr2" draw:text-style-name="P42" svg:width="1.4921in" svg:height="0.8024in" svg:x="0.098in" svg:y="0.5665in"><text:p text:style-name="P42">Pots</text:p><text:p text:style-name="P42">(P1,P2,P3)</text:p></draw:rect><draw:rect text:anchor-type="paragraph" draw:z-index="3" draw:style-name="gr2" draw:text-style-name="P42" svg:width="1.415in" svg:height="0.8024in" svg:x="5.4543in" svg:y="0.5665in"><text:p text:style-name="P42">Switches</text:p></draw:rect><draw:rect text:anchor-type="paragraph" draw:z-index="4" draw:style-name="gr2" draw:text-style-name="P42" svg:width="1.6461in" svg:height="0.8024in" svg:x="1.7665in" svg:y="0.5665in"><text:p text:style-name="P42">Sticks</text:p><text:p text:style-name="P42">(RUD,THR,ELE,AIL)</text:p></draw:rect><draw:rect text:anchor-type="paragraph" draw:z-index="5" draw:style-name="gr2" draw:text-style-name="P42" svg:width="1.6461in" svg:height="0.8024in" svg:x="3.6102in" svg:y="0.5665in"><text:p text:style-name="P42">Trims</text:p></draw:rect><draw:rect text:anchor-type="paragraph" draw:z-index="6" draw:style-name="gr2" draw:text-style-name="P42" svg:width="1.4921in" svg:height="0.4543in" svg:x="0.098in" svg:y="1.748in"><text:p text:style-name="P42">Calibration</text:p></draw:rect><draw:rect text:anchor-type="paragraph" draw:z-index="7" draw:style-name="gr2" draw:text-style-name="P42" svg:width="1.6461in" svg:height="0.4441in" svg:x="1.7665in" svg:y="1.748in"><text:p text:style-name="P42">Calibration</text:p></draw:rect><draw:rect text:anchor-type="paragraph" draw:z-index="8" draw:style-name="gr2" draw:text-style-name="P42" svg:width="1.6461in" svg:height="0.4378in" svg:x="1.7665in" svg:y="2.3791in"><text:p text:style-name="P42">Expo / Dr</text:p></draw:rect><draw:rect text:anchor-type="paragraph" draw:z-index="9" draw:style-name="gr2" draw:text-style-name="P42" svg:width="6.615in" svg:height="2.1276in" svg:x="0.1917in" svg:y="3.3228in"><text:p text:style-name="P42">MIXER</text:p></draw:rect><draw:rect text:anchor-type="paragraph" draw:z-index="10" draw:style-name="gr2" draw:text-style-name="P42" svg:width="1.6461in" svg:height="0.8024in" svg:x="2.5543in" svg:y="5.6854in"><text:p text:style-name="P42">Limits</text:p></draw:rect><draw:rect text:anchor-type="paragraph" draw:z-index="11" draw:style-name="gr2" draw:text-style-name="P42" svg:width="1.6461in" svg:height="0.8024in" svg:x="2.5543in" svg:y="6.8665in"><text:p text:style-name="P42">Output</text:p></draw:rect><draw:line text:anchor-type="paragraph" draw:z-index="12" draw:style-name="gr1" draw:text-style-name="P42" svg:x1="0.7854in" svg:y1="1.3689in" svg:x2="0.7854in" svg:y2="1.748in"><text:p/></draw:line><draw:line text:anchor-type="paragraph" draw:z-index="13" draw:style-name="gr1" draw:text-style-name="P42" svg:x1="2.5772in" svg:y1="1.3689in" svg:x2="2.5772in" svg:y2="1.748in"><text:p/></draw:line><draw:line text:anchor-type="paragraph" draw:z-index="14" draw:style-name="gr1" draw:text-style-name="P42" svg:x1="4.4417in" svg:y1="1.3689in" svg:x2="4.4417in" svg:y2="3.3232in"><text:p/></draw:line><draw:line text:anchor-type="paragraph" draw:z-index="15" draw:style-name="gr1" draw:text-style-name="P42" svg:x1="6.1709in" svg:y1="1.3689in" svg:x2="6.1709in" svg:y2="3.3232in"><text:p/></draw:line><draw:line text:anchor-type="paragraph" draw:z-index="16" draw:style-name="gr1" draw:text-style-name="P42" svg:x1="2.5665in" svg:y1="2.1917in" svg:x2="2.5665in" svg:y2="2.3791in"><text:p/></draw:line><draw:line text:anchor-type="paragraph" draw:z-index="17" draw:style-name="gr1" draw:text-style-name="P42" svg:x1="2.598in" svg:y1="2.8165in" svg:x2="2.598in" svg:y2="3.3228in"><text:p/></draw:line><draw:line text:anchor-type="paragraph" draw:z-index="18" draw:style-name="gr1" draw:text-style-name="P42" svg:x1="0.7854in" svg:y1="2.202in" svg:x2="0.7854in" svg:y2="3.3228in"><text:p/></draw:line><draw:line text:anchor-type="paragraph" draw:z-index="1" draw:style-name="gr1" draw:text-style-name="P42" svg:x1="3.3689in" svg:y1="5.45in" svg:x2="3.3689in" svg:y2="6.8665in"><text:p/></draw:line>Bear with me here – some flow charts coming up:</text:p>
      <text:p text:style-name="Standard"/>
      <text:p text:style-name="P8">What the heck was that?</text:p>
      <text:p text:style-name="Standard">The system receives 4 types of imputs:</text:p>
      <text:list xml:id="list2031379086" text:style-name="L1">
        <text:list-item>
          <text:p text:style-name="P12">Main Sticks</text:p>
        </text:list-item>
        <text:list-item>
          <text:p text:style-name="P12">Potentiometers</text:p>
        </text:list-item>
        <text:list-item>
          <text:p text:style-name="P12">Trims</text:p>
        </text:list-item>
        <text:list-item>
          <text:p text:style-name="P12">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469230674" text:style-name="L2">
        <text:list-item>
          <text:p text:style-name="P13">RUD – Rudder.</text:p>
        </text:list-item>
        <text:list-item>
          <text:p text:style-name="P13">ELE – Elevator.</text:p>
        </text:list-item>
        <text:list-item>
          <text:p text:style-name="P13">THR – Throttle.</text:p>
        </text:list-item>
        <text:list-item>
          <text:p text:style-name="P13">AIL – Aileron.</text:p>
        </text:list-item>
        <text:list-item>
          <text:p text:style-name="P13">P1/P2/P3 – Pots.</text:p>
        </text:list-item>
        <text:list-item>
          <text:p text:style-name="P13">Switches:</text:p>
          <text:list>
            <text:list-item>
              <text:p text:style-name="P13">THR – Throttle cut switch, don't confuse this with the THR stick. <text:s/>The THR switch is located on the back left side.</text:p>
            </text:list-item>
            <text:list-item>
              <text:p text:style-name="P13">RUD – Rudder Dr switch.</text:p>
            </text:list-item>
            <text:list-item>
              <text:p text:style-name="P13">ELE – Elevator Dr switch.</text:p>
            </text:list-item>
            <text:list-item>
              <text:p text:style-name="P13">ID0, ID1, ID3 – Three position switch. <text:s/>These 3 define the 3-position switch. <text:s/>ID0 is the top position, ID1 – mid position and ID2 – bottom position.</text:p>
            </text:list-item>
            <text:list-item>
              <text:p text:style-name="P13">AIL – Aileron Dr switch.</text:p>
            </text:list-item>
            <text:list-item>
              <text:p text:style-name="P13">GEA – Gear switch.</text:p>
            </text:list-item>
            <text:list-item>
              <text:p text:style-name="P13">TRN – Trainer switch. <text:s/>This switch is spring loaded.</text:p>
            </text:list-item>
            <text:list-item>
              <text:p text:style-name="P13">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32"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text:s/></text:p>
      <text:h text:style-name="Heading_20_1" text:outline-level="1"/>
      <text:h text:style-name="P36" text:outline-level="1">Main Screen</text:h>
      <text:p text:style-name="Text_20_body"><draw:rect text:anchor-type="paragraph" draw:z-index="21" draw:style-name="gr4" draw:text-style-name="P48" svg:width="2.8323in" svg:height="1.8858in" svg:x="0.2598in" svg:y="0.0547in"><text:p text:style-name="P45"><text:span text:style-name="T7"><text:s/></text:span><text:span text:style-name="T7">GOOFI</text:span></text:p><text:p text:style-name="P45"><text:span text:style-name="T7"><text:s/></text:span><text:span text:style-name="T7">8.9 15:00</text:span></text:p></draw:rect><draw:g text:anchor-type="paragraph" draw:z-index="32" draw:style-name="gr5"><draw:line draw:style-name="gr6" draw:text-style-name="P42" svg:x1="0.4984in" svg:y1="1.1291in" svg:x2="1.4673in" svg:y2="1.1291in"><text:p/></draw:line><draw:line draw:style-name="gr6" draw:text-style-name="P42" svg:x1="0.9764in" svg:y1="1.0244in" svg:x2="0.9764in" svg:y2="1.2327in"><text:p/></draw:line><draw:line draw:style-name="gr7" draw:text-style-name="P42" svg:x1="0.9764in" svg:y1="1.1291in" svg:x2="1.2783in" svg:y2="1.1291in"><text:p/></draw:line></draw:g><draw:g text:anchor-type="paragraph" draw:z-index="33" draw:style-name="gr5"><draw:line draw:style-name="gr6" draw:text-style-name="P42" svg:x1="0.4984in" svg:y1="1.3161in" svg:x2="1.4673in" svg:y2="1.3161in"><text:p/></draw:line><draw:line draw:style-name="gr6" draw:text-style-name="P42" svg:x1="0.9764in" svg:y1="1.2118in" svg:x2="0.9764in" svg:y2="1.4201in"><text:p/></draw:line><draw:line draw:style-name="gr7" draw:text-style-name="P42" svg:x1="0.9764in" svg:y1="1.3161in" svg:x2="1.2783in" svg:y2="1.3161in"><text:p/></draw:line></draw:g><draw:g text:anchor-type="paragraph" draw:z-index="34" draw:style-name="gr5"><draw:line draw:style-name="gr6" draw:text-style-name="P42" svg:x1="0.4984in" svg:y1="1.4827in" svg:x2="1.4673in" svg:y2="1.4827in"><text:p/></draw:line><draw:line draw:style-name="gr6" draw:text-style-name="P42" svg:x1="0.9764in" svg:y1="1.3783in" svg:x2="0.9764in" svg:y2="1.5866in"><text:p/></draw:line><draw:line draw:style-name="gr7" draw:text-style-name="P42" svg:x1="0.9764in" svg:y1="1.4827in" svg:x2="1.2783in" svg:y2="1.4827in"><text:p/></draw:line></draw:g><draw:g text:anchor-type="paragraph" draw:z-index="35" draw:style-name="gr5"><draw:line draw:style-name="gr6" draw:text-style-name="P42" svg:x1="0.4984in" svg:y1="1.6709in" svg:x2="1.4673in" svg:y2="1.6709in"><text:p/></draw:line><draw:line draw:style-name="gr6" draw:text-style-name="P42" svg:x1="0.9764in" svg:y1="1.5661in" svg:x2="0.9764in" svg:y2="1.7744in"><text:p/></draw:line><draw:line draw:style-name="gr7" draw:text-style-name="P42" svg:x1="0.9764in" svg:y1="1.6709in" svg:x2="1.2783in" svg:y2="1.6709in"><text:p/></draw:line></draw:g><draw:g text:anchor-type="paragraph" draw:z-index="36" draw:style-name="gr5"><draw:line draw:style-name="gr6" draw:text-style-name="P42" svg:x1="1.7591in" svg:y1="1.139in" svg:x2="2.728in" svg:y2="1.139in"><text:p/></draw:line><draw:line draw:style-name="gr6" draw:text-style-name="P42" svg:x1="2.2382in" svg:y1="1.0346in" svg:x2="2.2382in" svg:y2="1.2429in"><text:p/></draw:line><draw:line draw:style-name="gr7" draw:text-style-name="P42" svg:x1="2.2382in" svg:y1="1.139in" svg:x2="2.5402in" svg:y2="1.139in"><text:p/></draw:line></draw:g><draw:g text:anchor-type="paragraph" draw:z-index="37" draw:style-name="gr5"><draw:line draw:style-name="gr6" draw:text-style-name="P42" svg:x1="1.7591in" svg:y1="1.3264in" svg:x2="2.728in" svg:y2="1.3264in"><text:p/></draw:line><draw:line draw:style-name="gr6" draw:text-style-name="P42" svg:x1="2.2382in" svg:y1="1.222in" svg:x2="2.2382in" svg:y2="1.4303in"><text:p/></draw:line><draw:line draw:style-name="gr7" draw:text-style-name="P42" svg:x1="2.2382in" svg:y1="1.3264in" svg:x2="2.5402in" svg:y2="1.3264in"><text:p/></draw:line></draw:g><draw:g text:anchor-type="paragraph" draw:z-index="38" draw:style-name="gr5"><draw:line draw:style-name="gr6" draw:text-style-name="P42" svg:x1="1.7591in" svg:y1="1.4937in" svg:x2="2.728in" svg:y2="1.4937in"><text:p/></draw:line><draw:line draw:style-name="gr6" draw:text-style-name="P42" svg:x1="2.2382in" svg:y1="1.389in" svg:x2="2.2382in" svg:y2="1.5972in"><text:p/></draw:line><draw:line draw:style-name="gr7" draw:text-style-name="P42" svg:x1="2.2382in" svg:y1="1.4937in" svg:x2="2.5402in" svg:y2="1.4937in"><text:p/></draw:line></draw:g><draw:g text:anchor-type="paragraph" draw:z-index="39" draw:style-name="gr5"><draw:line draw:style-name="gr6" draw:text-style-name="P42" svg:x1="1.7591in" svg:y1="1.6807in" svg:x2="2.728in" svg:y2="1.6807in"><text:p/></draw:line><draw:line draw:style-name="gr6" draw:text-style-name="P42" svg:x1="2.2382in" svg:y1="1.5764in" svg:x2="2.2382in" svg:y2="1.7846in"><text:p/></draw:line><draw:line draw:style-name="gr7" draw:text-style-name="P42" svg:x1="2.2382in" svg:y1="1.6807in" svg:x2="2.5402in" svg:y2="1.6807in"><text:p/></draw:line></draw:g><draw:line text:anchor-type="paragraph" draw:z-index="40" draw:style-name="gr8" draw:text-style-name="P42" svg:x1="0.3634in" svg:y1="0.1807in" svg:x2="0.3634in" svg:y2="1.8681in"><text:p/></draw:line><draw:line text:anchor-type="paragraph" draw:z-index="41" draw:style-name="gr9" draw:text-style-name="P42" svg:x1="0.2598in" svg:y1="1.0764in" svg:x2="0.478in" svg:y2="1.0764in"><text:p/></draw:line><draw:line text:anchor-type="paragraph" draw:z-index="42" draw:style-name="gr10" draw:text-style-name="P42" svg:x1="0.3634in" svg:y1="1.0354in" svg:x2="0.3634in" svg:y2="1.1083in"><text:p/></draw:line><draw:line text:anchor-type="paragraph" draw:z-index="43" draw:style-name="gr8" draw:text-style-name="P42" svg:x1="2.9772in" svg:y1="0.111in" svg:x2="2.9772in" svg:y2="1.7984in"><text:p/></draw:line><draw:line text:anchor-type="paragraph" draw:z-index="44" draw:style-name="gr9" draw:text-style-name="P42" svg:x1="2.8736in" svg:y1="1.0071in" svg:x2="3.0917in" svg:y2="1.0071in"><text:p/></draw:line><draw:line text:anchor-type="paragraph" draw:z-index="45" draw:style-name="gr10" draw:text-style-name="P42" svg:x1="2.9772in" svg:y1="0.9661in" svg:x2="2.9772in" svg:y2="1.039in"><text:p/></draw:line><draw:line text:anchor-type="paragraph" draw:z-index="46" draw:style-name="gr8" draw:text-style-name="P42" svg:x1="2.328in" svg:y1="1.8256in" svg:x2="2.328in" svg:y2="1.913in"><text:p/></draw:line><draw:line text:anchor-type="paragraph" draw:z-index="47" draw:style-name="gr9" draw:text-style-name="P42" svg:x1="1.7228in" svg:y1="1.8701in" svg:x2="2.9236in" svg:y2="1.8701in"><text:p/></draw:line><draw:line text:anchor-type="paragraph" draw:z-index="48" draw:style-name="gr10" draw:text-style-name="P42" svg:x1="2.4272in" svg:y1="1.8339in" svg:x2="2.4272in" svg:y2="1.9067in"><text:p/></draw:line><draw:line text:anchor-type="paragraph" draw:z-index="49" draw:style-name="gr8" draw:text-style-name="P42" svg:x1="1.078in" svg:y1="1.8256in" svg:x2="1.078in" svg:y2="1.913in"><text:p/></draw:line><draw:line text:anchor-type="paragraph" draw:z-index="50" draw:style-name="gr9" draw:text-style-name="P42" svg:x1="0.4728in" svg:y1="1.8701in" svg:x2="1.6736in" svg:y2="1.8701in"><text:p/></draw:line><draw:line text:anchor-type="paragraph" draw:z-index="51" draw:style-name="gr10" draw:text-style-name="P42"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501392984" text:style-name="L3">
        <text:list-item>
          <text:p text:style-name="P14">The current model's name. (goofi in this case and yes, it's a real airplane)</text:p>
        </text:list-item>
        <text:list-item>
          <text:p text:style-name="P14">The battery voltage.</text:p>
        </text:list-item>
        <text:list-item>
          <text:p text:style-name="P14">Trim increment information.</text:p>
        </text:list-item>
        <text:list-item>
          <text:p text:style-name="P14">Timer and timer trigger information. Pressing [EXIT LONG] resets the timer.</text:p>
        </text:list-item>
        <text:list-item>
          <text:p text:style-name="P14">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1297846505" text:style-name="L4">
        <text:list-item>
          <text:p text:style-name="P15">Value bars – these show the output values for the first 8 channels.</text:p>
        </text:list-item>
        <text:list-item>
          <text:p text:style-name="P15">Value values – The output values for the first 8 channels.</text:p>
        </text:list-item>
        <text:list-item>
          <text:p text:style-name="P15">Input values – Stick position and switch indicators.</text:p>
        </text:list-item>
      </text:list>
      <text:h text:style-name="Heading_20_2" text:outline-level="2"/>
      <text:p text:style-name="Text_20_body"/>
      <text:h text:style-name="Heading_20_2" text:outline-level="2"/>
      <text:h text:style-name="P32" text:outline-level="2">Statistics Screens Statistics Screens</text:h>
      <text:p text:style-name="Text_20_body"><draw:rect text:anchor-type="paragraph" draw:z-index="23" draw:style-name="gr4" draw:text-style-name="P47" svg:width="2.8323in" svg:height="1.8858in" svg:x="0.2598in" svg:y="0.0547in"><text:p text:style-name="P45"><text:span text:style-name="T6">STAT <text:s text:c="6"/>08:02 TOT</text:span></text:p><text:p text:style-name="P45"><text:span text:style-name="T6"><text:s/></text:span><text:span text:style-name="T6">TME 08:02 00:00 TSW</text:span></text:p><text:p text:style-name="P45"><text:span text:style-name="T6"><text:s/></text:span><text:span text:style-name="T6">STK 00:00 00:00 ST%</text:span></text:p></draw:rect><draw:rect text:anchor-type="paragraph" draw:z-index="22" draw:style-name="gr4" draw:text-style-name="P47" svg:width="2.8323in" svg:height="1.8858in" svg:x="3.239in" svg:y="0.0445in"><text:p text:style-name="P45"><text:span text:style-name="T6">STAT2</text:span></text:p><text:p text:style-name="P45"><text:span text:style-name="T6">tmr 1Lat max <text:s/>5 us</text:span></text:p><text:p text:style-name="P45"><text:span text:style-name="T6">tmr 1Lat min <text:s/>5 us</text:span></text:p><text:p text:style-name="P45"><text:span text:style-name="T6">tmr 1 Jitter <text:s/>0 us</text:span></text:p><text:p text:style-name="P45"><text:span text:style-name="T6">tmain <text:s text:c="5"/>6,31 ms</text:span></text:p></draw:rect><draw:line text:anchor-type="paragraph" draw:z-index="52" draw:style-name="gr11" draw:text-style-name="P42" svg:x1="0.3646in" svg:y1="0.8083in" svg:x2="0.3547in" svg:y2="1.8299in"><text:p/></draw:line><draw:line text:anchor-type="paragraph" draw:z-index="53" draw:style-name="gr11" draw:text-style-name="P42"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36"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232081638" text:style-name="L5">
        <text:list-item>
          <text:p text:style-name="P16">Basic Setup</text:p>
        </text:list-item>
        <text:list-item>
          <text:p text:style-name="P16">Setup Options</text:p>
        </text:list-item>
        <text:list-item>
          <text:p text:style-name="P16">PPM In Calibration</text:p>
        </text:list-item>
        <text:list-item>
          <text:p text:style-name="P16">Version Information</text:p>
        </text:list-item>
        <text:list-item>
          <text:p text:style-name="P16">Diagnostics</text:p>
        </text:list-item>
        <text:list-item>
          <text:p text:style-name="P16">Analog Inputs</text:p>
        </text:list-item>
        <text:list-item>
          <text:p text:style-name="P16">Calibration</text:p>
        </text:list-item>
      </text:list>
      <text:p text:style-name="Text_20_body"/>
      <text:p text:style-name="Text_20_body"/>
      <text:h text:style-name="Heading_20_2" text:outline-level="2"/>
      <text:h text:style-name="P32" text:outline-level="2">Basic Setup (1/7)</text:h>
      <text:p text:style-name="Text_20_body"><draw:rect text:anchor-type="paragraph" draw:z-index="24" draw:style-name="gr4" draw:text-style-name="P47" svg:width="3.1496in" svg:height="1.8862in" svg:x="0.2598in" svg:y="0.0547in"><text:p text:style-name="P45"><text:span text:style-name="T6">SETUP <text:s text:c="14"/>1/7</text:span></text:p><text:p text:style-name="P45"><text:span text:style-name="T6"><text:s text:c="2"/></text:span><text:span text:style-name="T6">25 <text:s text:c="2"/>Contrast</text:span></text:p><text:p text:style-name="P45"><text:span text:style-name="T6"><text:s/></text:span><text:span text:style-name="T6">7,2V <text:s/>BAT Warning</text:span></text:p><text:p text:style-name="P45"><text:span text:style-name="T6"><text:s text:c="3"/></text:span><text:span text:style-name="T6">5m <text:s/>Inactivity Alrm</text:span></text:p><text:p text:style-name="P45"><text:span text:style-name="T6">SING <text:s/>Filter ADC</text:span></text:p><text:p text:style-name="P45"><text:span text:style-name="T6"><text:s/></text:span><text:span text:style-name="T6">OFF <text:s/>Throttle Rev</text:span></text:p><text:p text:style-name="P45"><text:span text:style-name="T6"><text:s/></text:span><text:span text:style-name="T6">Mode ↔☼ <text:s/>↕☼ <text:s/>☼↕ <text:s/>☼↔</text:span></text:p><text:p text:style-name="P45"><text:span text:style-name="T6"><text:s text:c="3"/></text:span><text:span text:style-name="T6">2 <text:s/>RUD THR ELE AIL</text:span></text:p></draw:rect></text:p>
      <text:p text:style-name="Text_20_body">Use this screen to set up general functions for the Tx:</text:p>
      <text:list xml:id="list1039391959" text:style-name="L6">
        <text:list-item>
          <text:p text:style-name="P17">Contrast: The LCD's contrast. <text:s/>The values can be 20..45.<text:line-break/>The higher the value the darker the screen.</text:p>
        </text:list-item>
        <text:list-item>
          <text:p text:style-name="P17">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17">Inactivity Alrm: This will set up a warning that will beep if the Tx is left unattended for the specified amount of time.<text:line-break/>Values can be from 1 to 250 minutes. <text:s/>To reset the timer simply move one of the sticks.</text:p>
        </text:list-item>
        <text:list-item>
          <text:p text:style-name="P17">Filter ADC: </text:p>
          <text:list>
            <text:list-item>
              <text:p text:style-name="P17">SING: Single conversion. This is the fastest conversion but base resolution is 1024.</text:p>
            </text:list-item>
            <text:list-item>
              <text:p text:style-name="P17">OSMP: Oversampling. <text:s/>This uses extra samples to increase resolution to 2048. <text:s/>Just slightly slower than SING.</text:p>
            </text:list-item>
            <text:list-item>
              <text:p text:style-name="P17">FILT: Filtered. <text:s/>This is in case you have excessive noise from the conversion (servo jitters). <text:s/>This will filter the input and prevent that noise. <text:s/>It will, however, increase latency by ~30msec.</text:p>
            </text:list-item>
          </text:list>
        </text:list-item>
        <text:list-item>
          <text:p text:style-name="P17">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17">Light: This chooses a switch which can be used to turn on a backlight if connected.</text:p>
        </text:list-item>
        <text:list-item>
          <text:p text:style-name="P17">Mode: Choose between MODE1, MODE2, MODE3 and MODE4.</text:p>
        </text:list-item>
      </text:list>
      <text:h text:style-name="Heading_20_2" text:outline-level="2"/>
      <text:h text:style-name="Heading_20_2" text:outline-level="2"/>
      <text:h text:style-name="P32" text:outline-level="2">Setup Options (2/7)</text:h>
      <text:p text:style-name="Text_20_body"><draw:rect text:anchor-type="paragraph" draw:z-index="25" draw:style-name="gr4" draw:text-style-name="P47" svg:width="3.1496in" svg:height="1.8862in" svg:x="0.2598in" svg:y="0.0547in"><text:p text:style-name="P45"><text:span text:style-name="T6">SETUP OPTS <text:s text:c="9"/>2/7</text:span></text:p><text:p text:style-name="P45"><text:span text:style-name="T6"/></text:p><text:p text:style-name="P45"><text:span text:style-name="T6"><text:s text:c="3"/></text:span><text:span text:style-name="T6">ON <text:s/>THR Warn</text:span></text:p><text:p text:style-name="P45"><text:span text:style-name="T6"><text:s text:c="3"/></text:span><text:span text:style-name="T6">OFF SW <text:s/>Warn</text:span></text:p><text:p text:style-name="P45"><text:span text:style-name="T6"><text:s text:c="3"/></text:span><text:span text:style-name="T6">OFF MEM Warn</text:span></text:p><text:p text:style-name="P45"><text:span text:style-name="T6"><text:s text:c="3"/></text:span><text:span text:style-name="T6">1 <text:s text:c="2"/>Beeper</text:span></text:p><text:p text:style-name="P46"><text:span text:style-name="T6"/></text:p></draw:rect></text:p>
      <text:p text:style-name="Text_20_body">Startup warnings here:</text:p>
      <text:list xml:id="list73051952" text:style-name="L7">
        <text:list-item>
          <text:p text:style-name="P18">THR Warning: If ON will show a warning when throttle is not at idle when the Tx is turned on. <text:s/>The Tx will not output a signal until the alert is cleared.</text:p>
        </text:list-item>
        <text:list-item>
          <text:p text:style-name="P18">SW Warning: If ON will show a warning when the switches are not at the default position when the Tx is turned on. <text:s/>The Tx will not output a signal until the alert is cleared.</text:p>
        </text:list-item>
        <text:list-item>
          <text:p text:style-name="P18">MEM Warning: If ON will show a warning when the available eeprom memory is less than 200 bytes when the Tx is turned on. <text:s/>The Tx will not output a signal until the alert is cleared.</text:p>
        </text:list-item>
        <text:list-item>
          <text:p text:style-name="P18">Beeper: Sets Beeping levels</text:p>
        </text:list-item>
      </text:list>
      <text:list xml:id="list1866289782" text:style-name="L8">
        <text:list-item>
          <text:list>
            <text:list-item>
              <text:p text:style-name="P19">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19">1 – No keys. <text:s/>The beeps are normal but edit keys are silent.</text:p>
            </text:list-item>
            <text:list-item>
              <text:p text:style-name="P19">2 – Normal. <text:s/>Normal beeping. <text:s text:c="2"/></text:p>
            </text:list-item>
            <text:list-item>
              <text:p text:style-name="P19">3 – Extra long beeps. <text:s/>For those who want to annoy other people.</text:p>
            </text:list-item>
          </text:list>
        </text:list-item>
      </text:list>
      <text:p text:style-name="Text_20_body"/>
      <text:h text:style-name="Heading_20_2" text:outline-level="2"/>
      <text:h text:style-name="P32" text:outline-level="2">PPM In (3/7)</text:h>
      <text:p text:style-name="Text_20_body"><draw:rect text:anchor-type="paragraph" draw:z-index="26" draw:style-name="gr4" draw:text-style-name="P47" svg:width="3.1496in" svg:height="1.8862in" svg:x="0.2598in" svg:y="0.0547in"><text:p text:style-name="P45"><text:span text:style-name="T6">PPMIN <text:s text:c="12"/>3/7</text:span></text:p><text:p text:style-name="P45"><text:span text:style-name="T6"/></text:p><text:p text:style-name="P45"><text:span text:style-name="T6"/></text:p><text:p text:style-name="P45"><text:span text:style-name="T6">Cal <text:s/>0,0 <text:s/>0,0 <text:s/>0,0 <text:s/>0,0</text:span></text:p><text:p text:style-name="P45"><text:span text:style-name="T6"><text:s text:c="5"/></text:span><text:span text:style-name="T6">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47" svg:width="3.1496in" svg:height="1.8862in" svg:x="0.2598in" svg:y="0.0547in"><text:p text:style-name="P45"><text:span text:style-name="T6">VERSION <text:s text:c="12"/>4/7</text:span></text:p><text:p text:style-name="P45"><text:span text:style-name="T6"/></text:p><text:p text:style-name="P45"><text:span text:style-name="T6"><text:s/></text:span><text:span text:style-name="T6">SVN: trunk-r98</text:span></text:p><text:p text:style-name="P45"><text:span text:style-name="T6">VERS: V1.2484-erez</text:span></text:p><text:p text:style-name="P45"><text:span text:style-name="T6">DATE: 06.09.2010</text:span></text:p><text:p text:style-name="P45"><text:span text:style-name="T6">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32" text:outline-level="2">Diagnostics (5/7)</text:h>
      <text:p text:style-name="Text_20_body"><draw:rect text:anchor-type="paragraph" draw:z-index="28" draw:style-name="gr4" draw:text-style-name="P47" svg:width="3.1496in" svg:height="1.8862in" svg:x="0.2598in" svg:y="0.0547in"><text:p text:style-name="P45"><text:span text:style-name="T6">DIAG <text:s text:c="4"/>THR 0 <text:s text:c="5"/>5/7</text:span></text:p><text:p text:style-name="P45"><text:span text:style-name="T6"><text:s text:c="9"/></text:span><text:span text:style-name="T6">RUD 0</text:span></text:p><text:p text:style-name="P45"><text:span text:style-name="T6"><text:s/></text:span><text:span text:style-name="T6">Left 0 <text:s/>ELE 0</text:span></text:p><text:p text:style-name="P45"><text:span text:style-name="T6">Right 0 <text:s/>ID1 1 <text:s/>Trim- +</text:span></text:p><text:p text:style-name="P45"><text:span text:style-name="T6"><text:s text:c="3"/></text:span><text:span text:style-name="T6">Up 0 <text:s/>ID2 0 <text:s/>↔☼ <text:s/>0 0</text:span></text:p><text:p text:style-name="P45"><text:span text:style-name="T6"><text:s/></text:span><text:span text:style-name="T6">Down 0 <text:s/>AIL 0 <text:s/>↕☼ <text:s/>0 0</text:span></text:p><text:p text:style-name="P45"><text:span text:style-name="T6"><text:s/></text:span><text:span text:style-name="T6">Exit 0 <text:s/>GEA 0 <text:s/>☼↕ <text:s/>0 0</text:span></text:p><text:p text:style-name="P45"><text:span text:style-name="T6"><text:s/></text:span><text:span text:style-name="T6">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47" svg:width="3.1496in" svg:height="1.8862in" svg:x="0.2598in" svg:y="0.0547in"><text:p text:style-name="P45"><text:span text:style-name="T6">ANA A1 <text:s/>0422 <text:s text:c="5"/>0 6/7</text:span></text:p><text:p text:style-name="P45"><text:span text:style-name="T6"><text:s text:c="4"/></text:span><text:span text:style-name="T6">A2 <text:s/>0347 <text:s text:c="4"/>63</text:span></text:p><text:p text:style-name="P45"><text:span text:style-name="T6"><text:s text:c="4"/></text:span><text:span text:style-name="T6">A3 <text:s/>0466 <text:s text:c="5"/>0</text:span></text:p><text:p text:style-name="P45"><text:span text:style-name="T6"><text:s text:c="4"/></text:span><text:span text:style-name="T6">A4 <text:s/>0414 <text:s text:c="5"/>0</text:span></text:p><text:p text:style-name="P45"><text:span text:style-name="T6"><text:s text:c="4"/></text:span><text:span text:style-name="T6">A5 <text:s/>07EE <text:s text:c="3"/>-30</text:span></text:p><text:p text:style-name="P45"><text:span text:style-name="T6"><text:s text:c="4"/></text:span><text:span text:style-name="T6">A6 <text:s/>0345 <text:s text:c="3"/>-30</text:span></text:p><text:p text:style-name="P45"><text:span text:style-name="T6"><text:s text:c="4"/></text:span><text:span text:style-name="T6">A7 <text:s/>06AE <text:s text:c="4"/>80</text:span></text:p><text:p text:style-name="P45"><text:span text:style-name="T6"><text:s text:c="4"/></text:span><text:span text:style-name="T6">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32" text:outline-level="2">Calibration (7/7)</text:h>
      <text:p text:style-name="Text_20_body"><draw:rect text:anchor-type="paragraph" draw:z-index="30" draw:style-name="gr4" draw:text-style-name="P47" svg:width="3.1496in" svg:height="1.8898in" svg:x="0.2598in" svg:y="0.0547in"><text:p text:style-name="P45"><text:span text:style-name="T6">CALIB <text:s text:c="14"/>7/7</text:span></text:p><text:p text:style-name="P45"><text:span text:style-name="T6"><text:s text:c="8"/></text:span><text:span text:style-name="T6">0355&lt;0422 &gt;033F</text:span></text:p><text:p text:style-name="P45"><text:span text:style-name="T6">SetMid <text:s/>0200&lt;0414 &gt;0353</text:span></text:p><text:p text:style-name="P45"><text:span text:style-name="T6">SetSpan 0302&lt;0410 &gt;0354</text:span></text:p><text:p text:style-name="P45"><text:span text:style-name="T6">Done <text:s text:c="3"/>0360&lt;0416 &gt;03E0</text:span></text:p><text:p text:style-name="P45"><text:span text:style-name="T6"><text:s text:c="8"/></text:span><text:span text:style-name="T6">03B0&lt;0200 &gt;0344</text:span></text:p><text:p text:style-name="P45"><text:span text:style-name="T6"><text:s text:c="8"/></text:span><text:span text:style-name="T6">03D0&lt;0233 &gt;03FF</text:span></text:p><text:p text:style-name="P45"><text:span text:style-name="T6"><text:s text:c="8"/></text:span><text:span text:style-name="T6">03F0&lt;0268 &gt;03FF</text:span></text:p></draw:rect></text:p>
      <text:p text:style-name="Standard">This screen allows you to calibrate the analog channels (A1..A7).</text:p>
      <text:p text:style-name="Standard"/>
      <text:p text:style-name="Standard">The calibration method goes like this: </text:p>
      <text:list xml:id="list590855128" text:style-name="L9">
        <text:list-item>
          <text:p text:style-name="P20">Press [DOWN] → (SetMid) </text:p>
        </text:list-item>
        <text:list-item>
          <text:p text:style-name="P20">Set Sticks to center. (Including throttle)</text:p>
        </text:list-item>
        <text:list-item>
          <text:p text:style-name="P20">Press [DOWN] → (SetSpan) </text:p>
        </text:list-item>
        <text:list-item>
          <text:p text:style-name="P20">Move sticks and pots through full range. </text:p>
        </text:list-item>
        <text:list-item>
          <text:p text:style-name="P20">Press [DOWN] → (Done) – Values are saved here.</text:p>
        </text:list-item>
        <text:list-item>
          <text:p text:style-name="P20">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36"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1823490280" text:style-name="L10">
        <text:list-item>
          <text:p text:style-name="P21">Model Select</text:p>
        </text:list-item>
        <text:list-item>
          <text:p text:style-name="P21">Model Setup</text:p>
        </text:list-item>
        <text:list-item>
          <text:p text:style-name="P21">Expo/Dr</text:p>
        </text:list-item>
        <text:list-item>
          <text:p text:style-name="P21">Mixer (This is the important one)</text:p>
        </text:list-item>
        <text:list-item>
          <text:p text:style-name="P21">Limits</text:p>
        </text:list-item>
        <text:list-item>
          <text:p text:style-name="P21">Curves</text:p>
        </text:list-item>
        <text:list-item>
          <text:p text:style-name="P21">Custom Switches</text:p>
        </text:list-item>
        <text:list-item>
          <text:p text:style-name="P21">Templates </text:p>
        </text:list-item>
      </text:list>
      <text:h text:style-name="Heading_20_2" text:outline-level="2"/>
      <text:h text:style-name="P32" text:outline-level="2">Model Select (1/8)</text:h>
      <text:p text:style-name="Text_20_body"><draw:rect text:anchor-type="paragraph" draw:z-index="31" draw:style-name="gr4" draw:text-style-name="P47" svg:width="3.1496in" svg:height="1.8862in" svg:x="0.2598in" svg:y="0.0547in"><text:p text:style-name="P45"><text:span text:style-name="T6">MODELSEL <text:s/>free 1560 1/8</text:span></text:p><text:p text:style-name="P45"><text:span text:style-name="T6"/></text:p><text:p text:style-name="P45"><text:span text:style-name="T6">*01 GOOFI <text:s text:c="7"/>114</text:span></text:p><text:p text:style-name="P45"><text:span text:style-name="T6"><text:s/></text:span><text:span text:style-name="T6">02 YAK 55 <text:s text:c="7"/>60</text:span></text:p><text:p text:style-name="P45"><text:span text:style-name="T6"><text:s/></text:span><text:span text:style-name="T6">03</text:span></text:p><text:p text:style-name="P45"><text:span text:style-name="T6"><text:s/></text:span><text:span text:style-name="T6">04</text:span></text:p><text:p text:style-name="P45"><text:span text:style-name="T6"><text:s/></text:span><text:span text:style-name="T6">05</text:span></text:p><text:p text:style-name="P45"><text:span text:style-name="T6"><text:s/></text:span><text:span text:style-name="T6">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32" text:outline-level="2">Model Setup (2/8)</text:h>
      <text:p text:style-name="Text_20_body"><draw:rect text:anchor-type="paragraph" draw:z-index="54" draw:style-name="gr4" draw:text-style-name="P47" svg:width="3.1496in" svg:height="1.8862in" svg:x="0.2598in" svg:y="0.0547in"><text:p text:style-name="P45"><text:span text:style-name="T6">SETUP 01 <text:s text:c="11"/>2/8</text:span></text:p><text:p text:style-name="P45"><text:span text:style-name="T6">Name <text:s text:c="6"/>GOOFI</text:span></text:p><text:p text:style-name="P45"><text:span text:style-name="T6">Timer <text:s text:c="5"/>15:00</text:span></text:p><text:p text:style-name="P45"><text:span text:style-name="T6">Trigger <text:s text:c="3"/>Ths</text:span></text:p><text:p text:style-name="P45"><text:span text:style-name="T6">Timer <text:s text:c="5"/>Count Down</text:span></text:p><text:p text:style-name="P45"><text:span text:style-name="T6">T-Trim <text:s text:c="4"/>ON</text:span></text:p><text:p text:style-name="P45"><text:span text:style-name="T6">T-Expo <text:s text:c="4"/>ON</text:span></text:p><text:p text:style-name="P45"><text:span text:style-name="T6">Trim Inc <text:s text:c="2"/>Medium</text:span></text:p></draw:rect></text:p>
      <text:p text:style-name="Standard">Lots of options here:</text:p>
      <text:list xml:id="list1414353121" text:style-name="L11">
        <text:list-item>
          <text:p text:style-name="P22">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2">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2">Trigger: <text:s/>Choose what triggers the timer → (remember – by pressing [LEFT] you'll see the same values with the “!” sign. <text:s/>This means that the usage is inverted)</text:p>
          <text:list>
            <text:list-item>
              <text:p text:style-name="P22">OFF – timer is off.</text:p>
            </text:list-item>
            <text:list-item>
              <text:p text:style-name="P22">ABS – timer is on.</text:p>
            </text:list-item>
            <text:list-item>
              <text:p text:style-name="P22">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2">Switches – You can specify a switch so whenever that switch is activated the timer counts.</text:p>
            </text:list-item>
            <text:list-item>
              <text:p text:style-name="P22">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2">Timer: Here you can choose whether the timer counts up or down.</text:p>
        </text:list-item>
        <text:list-item>
          <text:p text:style-name="P22">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2">T-Expo: 'nother throttle related function. <text:s/>This one makes the throttle stick's expo go from zero to full instead of having a center like all the others. <text:s/>Always the odd kid out this throttle is.</text:p>
        </text:list-item>
        <text:list-item>
          <text:p text:style-name="P22">Trim Inc: Trim increments:</text:p>
          <text:list>
            <text:list-item>
              <text:p text:style-name="P22"><text:soft-page-break/>Exp – Exponential. <text:s/>With this the trims are fine near the center and get progressively coarser farther out.</text:p>
            </text:list-item>
            <text:list-item>
              <text:p text:style-name="P22">ExFine – Extra fine – 1 step per click.</text:p>
            </text:list-item>
            <text:list-item>
              <text:p text:style-name="P22">Fine – 2 steps per click.</text:p>
            </text:list-item>
            <text:list-item>
              <text:p text:style-name="P22">Medium (my personal favorite) – 4 steps per click.</text:p>
            </text:list-item>
            <text:list-item>
              <text:p text:style-name="P22">Coarse – 8 steps per click.</text:p>
            </text:list-item>
          </text:list>
        </text:list-item>
        <text:list-item>
          <text:p text:style-name="P22">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2">Proto: encoding protocol</text:p>
          <text:list>
            <text:list-item>
              <text:p text:style-name="P22">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2">Other protocols include Silver A/B/C and TRAC09.</text:p>
            </text:list-item>
            <text:list-item>
              <text:p text:style-name="P22">TRIM-&gt;subTRIM <text:s/>[MENU]: <text:s/>Pressing [MENU LONG] here will copy the trims to the subtrims and zero them.</text:p>
            </text:list-item>
            <text:list-item>
              <text:p text:style-name="P22">DELETE MODEL <text:s text:c="2"/>[MENU]: Guess....<text:line-break/>This deletes the current model. <text:s/>You need to press [MENU LONG] for that to happen though.</text:p>
            </text:list-item>
          </text:list>
        </text:list-item>
      </text:list>
      <text:h text:style-name="Heading_20_2" text:outline-level="2"/>
      <text:h text:style-name="P32" text:outline-level="2">Expo/Dr (3/8)</text:h>
      <text:p text:style-name="Standard"><draw:rect text:anchor-type="paragraph" draw:z-index="55" draw:style-name="gr4" draw:text-style-name="P47" svg:width="3.1496in" svg:height="1.8862in" svg:x="0.2598in" svg:y="0.0547in"><text:p text:style-name="P45"><text:span text:style-name="T6">EXPO/DR <text:s text:c="12"/>3/8</text:span></text:p><text:p text:style-name="P45"><text:span text:style-name="T6"><text:s text:c="4"/></text:span><text:span text:style-name="T6">exp <text:s text:c="2"/>% <text:s text:c="2"/>sw1 sw2</text:span></text:p><text:p text:style-name="P45"><text:span text:style-name="T6">RUD <text:s text:c="2"/>0 100 - --- --- H</text:span></text:p><text:p text:style-name="P45"><text:span text:style-name="T6">THR <text:s/>50 100 - --- --- H</text:span></text:p><text:p text:style-name="P45"><text:span text:style-name="T6">ELE <text:s text:c="2"/>0 100 - --- --- H</text:span></text:p><text:p text:style-name="P45"><text:span text:style-name="T6">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602071875" text:style-name="L12">
        <text:list-item>
          <text:p text:style-name="P23">"-”: This means both left and right values are equal. <text:s/>Pressing [UP]/[DOWN]/[LEFT]/[RIGHT] will change <text:span text:style-name="T3">both</text:span><text:span text:style-name="T4"> values simultaneously.</text:span></text:p>
        </text:list-item>
        <text:list-item>
          <text:p text:style-name="P24">"←”,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388408124" text:style-name="L13">
        <text:list-item>
          <text:p text:style-name="P25">H: High.</text:p>
        </text:list-item>
        <text:list-item>
          <text:p text:style-name="P25">M: Medium.</text:p>
        </text:list-item>
        <text:list-item>
          <text:p text:style-name="P25">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32"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47" svg:width="3.1496in" svg:height="1.8862in" svg:x="0.2598in" svg:y="0.0547in"><text:p text:style-name="P45"><text:span text:style-name="T6">MIXER <text:s text:c="14"/>4/8</text:span></text:p><text:p text:style-name="P46"><text:span text:style-name="T6"><text:s text:c="7"/></text:span><text:span text:style-name="T6">wt src <text:s/>sw crv</text:span></text:p><text:p text:style-name="P46"><text:span text:style-name="T6">CH1 <text:s/>100% RUD</text:span></text:p><text:p text:style-name="P46"><text:span text:style-name="T6">CH2 <text:s/>100% ELE</text:span></text:p><text:p text:style-name="P46"><text:span text:style-name="T6">CH3 <text:s/>100% THR</text:span></text:p><text:p text:style-name="P46"><text:span text:style-name="T6">CH4 <text:s/>100% AIL</text:span></text:p><text:p text:style-name="P46"><text:span text:style-name="T6">CH5</text:span></text:p><text:p text:style-name="P46"><text:span text:style-name="T6">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0" text:outline-level="3">Edit Mix</text:h>
      <text:p text:style-name="Text_20_body"><draw:rect text:anchor-type="paragraph" draw:z-index="56" draw:style-name="gr4" draw:text-style-name="P47" svg:width="3.1496in" svg:height="1.8862in" svg:x="0.2598in" svg:y="0.0547in"><text:p text:style-name="P45"><text:span text:style-name="T6">EDIT MIX <text:s/>CH1</text:span></text:p><text:p text:style-name="P45"><text:span text:style-name="T6"><text:s text:c="2"/></text:span><text:span text:style-name="T6">Source <text:s/>RUD</text:span></text:p><text:p text:style-name="P45"><text:span text:style-name="T6"><text:s text:c="2"/></text:span><text:span text:style-name="T6">Weight <text:s/>100</text:span></text:p><text:p text:style-name="P45"><text:span text:style-name="T6"><text:s text:c="2"/></text:span><text:span text:style-name="T6">Offset <text:s/>0</text:span></text:p><text:p text:style-name="P45"><text:span text:style-name="T6"><text:s text:c="2"/></text:span><text:span text:style-name="T6">Trim <text:s text:c="3"/>ON</text:span></text:p><text:p text:style-name="P45"><text:span text:style-name="T6"><text:s text:c="2"/></text:span><text:span text:style-name="T6">Curves <text:s/>c1</text:span></text:p><text:p text:style-name="P45"><text:span text:style-name="T6"><text:s text:c="2"/></text:span><text:span text:style-name="T6">Switch <text:s/>---</text:span></text:p><text:p text:style-name="P45"><text:span text:style-name="T6"><text:s text:c="2"/></text:span><text:span text:style-name="T6">Warning OFF</text:span></text:p></draw:rect></text:p>
      <text:p text:style-name="Text_20_body">In this screen you edit individual mixes.</text:p>
      <text:p text:style-name="Text_20_body">Here are the available options for each mix:</text:p>
      <text:list xml:id="list1889894299" text:style-name="L14">
        <text:list-item>
          <text:p text:style-name="P30">Source: <text:s/>This is the input for the mix. <text:s/>It can be the following:</text:p>
          <text:list>
            <text:list-item>
              <text:p text:style-name="P30">Stick or pot: Self explanatory.</text:p>
            </text:list-item>
            <text:list-item>
              <text:p text:style-name="P30">MAX: <text:s/>The output is either 0 or the value describes in “weight”. <text:s/>This is controlled by the switch.</text:p>
            </text:list-item>
            <text:list-item>
              <text:p text:style-name="P30">FULL: Same as MAX but the value is “-weight” if the switch is off or “weight” if the switch is on. <text:line-break/>MAX and FULL can be a little confusing. <text:s/>Look in the examples section for, well, examples :).</text:p>
            </text:list-item>
            <text:list-item>
              <text:p text:style-name="P30">PPM1..PPM8: <text:s/>PPM input channels. <text:s/>These are fed by the ppm input or “trainer port”. <text:s/>You can use these to configure a buddy system or to simply extend your radio with more functions (like head tracking for you FPV guys).</text:p>
            </text:list-item>
            <text:list-item>
              <text:p text:style-name="P30">CH1..CH16: These are the outputs of the other mixes. <text:s/>You can use these to chain mixes for very complex behavior.</text:p>
            </text:list-item>
          </text:list>
        </text:list-item>
        <text:list-item>
          <text:p text:style-name="P30">Weight: This value multiplies the value from the input. <text:s text:c="2"/>It can be -125% to 125%.</text:p>
        </text:list-item>
        <text:list-item>
          <text:p text:style-name="P30">Offset: This value is added to the value from the input. <text:s text:c="2"/>It can be -125% to 125%.</text:p>
        </text:list-item>
        <text:list-item>
          <text:p text:style-name="P30">Trim: When this is “ON” the trim value (if exists) will be carried on through the mix. <text:s/>When “OFF” it is ignored.</text:p>
        </text:list-item>
        <text:list-item>
          <text:p text:style-name="P30">Curves: </text:p>
          <text:list>
            <text:list-item>
              <text:p text:style-name="P30">x&gt;0: The value of the source is carried through only if it is positive (greater than zero). Otherwise it is zero.</text:p>
            </text:list-item>
            <text:list-item>
              <text:p text:style-name="P30">x&lt;0: Same but for negative values.</text:p>
            </text:list-item>
            <text:list-item>
              <text:p text:style-name="P30">|x|: The value is passed as an absolute value.</text:p>
            </text:list-item>
            <text:list-item>
              <text:p text:style-name="P30">f&gt;0: If source is positive then the output value is “+weight” otherwise it is 0.</text:p>
            </text:list-item>
            <text:list-item>
              <text:p text:style-name="P30">f&lt;0: If source is negative then the output value is “-weight” otherwise it is 0.</text:p>
            </text:list-item>
            <text:list-item>
              <text:p text:style-name="P30"><text:soft-page-break/>|f|: Output is either “+weight” or “-weight” depending on the sign of the source.</text:p>
            </text:list-item>
            <text:list-item>
              <text:p text:style-name="P30">c1..c16: custom curves. <text:s/>These are defined in the “CURVES (6/8)” screen. <text:s/>You can also press [MENU] to edit the curve directly.</text:p>
            </text:list-item>
          </text:list>
        </text:list-item>
        <text:list-item>
          <text:p text:style-name="P30">Switch: Here you select the switch that operates the mix. <text:s/>If the switch is not selected then the mix is on by default.</text:p>
        </text:list-item>
        <text:list-item>
          <text:p text:style-name="P30">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0">Multpx: This value defines how the mix will be added to the channel.</text:p>
          <text:list>
            <text:list-item>
              <text:p text:style-name="P30">Add: This is the default value. <text:s/>With this value the mix is added to the previous values in the same channel.</text:p>
            </text:list-item>
            <text:list-item>
              <text:p text:style-name="P30">Multiply: Use this to multiply the previous values in the same channel. <text:s/></text:p>
            </text:list-item>
            <text:list-item>
              <text:p text:style-name="P30">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0">Delay Down/Up: Use this to delay use of this channel. <text:s/>Usually used with a switch. <text:s/>When the switch is turned “ON” or “OFF” the mixer will wait the specified number of seconds before changing the value.</text:p>
        </text:list-item>
        <text:list-item>
          <text:p text:style-name="P30">Slow Down/Up: Slow the rate of change in the channel. <text:s/>When not zero these will determine the maximum speed with which the value can change. <text:s/>The specified value is the number of seconds to go between -100% to 100%.</text:p>
        </text:list-item>
        <text:list-item>
          <text:p text:style-name="P30">DELETE MIX [MENU]: Pressing [MENU LONG] here will delete the mix and return to the main mix screen.</text:p>
        </text:list-item>
      </text:list>
      <text:h text:style-name="Heading_20_2" text:outline-level="2"/>
      <text:h text:style-name="P32" text:outline-level="2">Limits (5/8)</text:h>
      <text:p text:style-name="Text_20_body"><draw:rect text:anchor-type="paragraph" draw:z-index="57" draw:style-name="gr4" draw:text-style-name="P47" svg:width="3.1496in" svg:height="1.8862in" svg:x="0.2598in" svg:y="0.0547in"><text:p text:style-name="P45"><text:span text:style-name="T6">LIMITS <text:s text:c="13"/>5/8</text:span></text:p><text:p text:style-name="P45"><text:span text:style-name="T6"><text:s text:c="5"/></text:span><text:span text:style-name="T6">subT <text:s/>min <text:s/>max inv</text:span></text:p><text:p text:style-name="P45"><text:span text:style-name="T6">CH1 <text:s/>-5,9 -100→ 100 ---</text:span></text:p><text:p text:style-name="P45"><text:span text:style-name="T6">CH2 <text:s text:c="2"/>0,7 -100→ 100 INV</text:span></text:p><text:p text:style-name="P45"><text:span text:style-name="T6">CH3 <text:s text:c="2"/>0,0 -95 ← <text:s/>40 ---</text:span></text:p><text:p text:style-name="P45"><text:span text:style-name="T6">CH4 -14,4 -100→ 100 INV</text:span></text:p><text:p text:style-name="P45"><text:span text:style-name="T6">CH5 <text:s/>45,9 -100→ 100 INV</text:span></text:p><text:p text:style-name="P45"><text:span text:style-name="T6">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795952979" text:style-name="L15">
        <text:list-item>
          <text:p text:style-name="P26">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26">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26">inv: Invert. <text:s/>This function reverses the output of the channel.</text:p>
        </text:list-item>
      </text:list>
      <text:h text:style-name="Heading_20_2" text:outline-level="2"/>
      <text:h text:style-name="Heading_20_2" text:outline-level="2"/>
      <text:h text:style-name="P32" text:outline-level="2">Curves (6/8)</text:h>
      <text:p text:style-name="Text_20_body"><draw:rect text:anchor-type="paragraph" draw:z-index="58" draw:style-name="gr4" draw:text-style-name="P47" svg:width="3.1496in" svg:height="1.8862in" svg:x="0.2598in" svg:y="0.0547in"><text:p text:style-name="P45"><text:span text:style-name="T6">CURVE <text:s text:c="14"/>6/8</text:span></text:p><text:p text:style-name="P45"><text:span text:style-name="T6">CV1 -75 <text:s/>-40 <text:s/>0 <text:s/>45 <text:s/>75</text:span></text:p><text:p text:style-name="P45"><text:span text:style-name="T6">CV2 <text:s text:c="2"/>0 <text:s text:c="3"/>0 <text:s/>0 <text:s text:c="2"/>0 <text:s text:c="2"/>0</text:span></text:p><text:p text:style-name="P45"><text:span text:style-name="T6">CV3 <text:s text:c="2"/>0 <text:s text:c="3"/>0 <text:s/>0 <text:s text:c="2"/>0 <text:s text:c="2"/>0</text:span></text:p><text:p text:style-name="P45"><text:span text:style-name="T6">CV4 <text:s text:c="2"/>0 <text:s text:c="3"/>0 <text:s/>0 <text:s text:c="2"/>0 <text:s text:c="2"/>0</text:span></text:p><text:p text:style-name="P45"><text:span text:style-name="T6">CV5 <text:s text:c="2"/>0 <text:s text:c="3"/>0 <text:s/>0 <text:s text:c="2"/>0 <text:s text:c="2"/>0</text:span></text:p><text:p text:style-name="P45"><text:span text:style-name="T6">CV6 <text:s text:c="2"/>0 <text:s text:c="3"/>0 <text:s/>0 <text:s text:c="2"/>0 <text:s text:c="2"/>0</text:span></text:p><text:p text:style-name="P45"><text:span text:style-name="T6">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32" text:outline-level="2">Custom Switches (7/8)</text:h>
      <text:p text:style-name="Text_20_body"><draw:rect text:anchor-type="paragraph" draw:z-index="59" draw:style-name="gr4" draw:text-style-name="P47" svg:width="3.1496in" svg:height="1.8862in" svg:x="0.2598in" svg:y="0.0547in"><text:p text:style-name="P45"><text:span text:style-name="T6">CSWITCH <text:s text:c="12"/>7/8</text:span></text:p><text:p text:style-name="P45"><text:span text:style-name="T6"><text:s text:c="4"/></text:span><text:span text:style-name="T6">src <text:s text:c="3"/>ofs func</text:span></text:p><text:p text:style-name="P45"><text:span text:style-name="T6"><text:s/></text:span><text:span text:style-name="T6">01 THR <text:s text:c="3"/>-60 v&lt;ofs</text:span></text:p><text:p text:style-name="P45"><text:span text:style-name="T6"><text:s/></text:span><text:span text:style-name="T6">02 ---- <text:s text:c="4"/>0 ----</text:span></text:p><text:p text:style-name="P45"><text:span text:style-name="T6"><text:s/></text:span><text:span text:style-name="T6">03 ---- <text:s text:c="4"/>0 ----</text:span></text:p><text:p text:style-name="P45"><text:span text:style-name="T6"><text:s/></text:span><text:span text:style-name="T6">04 ---- <text:s text:c="4"/>0 ----</text:span></text:p><text:p text:style-name="P45"><text:span text:style-name="T6"><text:s/></text:span><text:span text:style-name="T6">05 ---- <text:s text:c="4"/>0 ----</text:span></text:p><text:p text:style-name="P45"><text:span text:style-name="T6"><text:s/></text:span><text:span text:style-name="T6">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342368504" text:style-name="L16">
        <text:list-item>
          <text:p text:style-name="P27">To define a custom switch you need to define a source. <text:s/>This can be a stick, a pot, a PPM input or an output channel. <text:s text:c="2"/></text:p>
        </text:list-item>
        <text:list-item>
          <text:p text:style-name="P27">Next we define an offset. <text:s/>This can be anywhere between -100 and 100. <text:s/>This will be the test point for the condition.</text:p>
        </text:list-item>
        <text:list-item>
          <text:p text:style-name="P27">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1611108743" text:style-name="L17">
        <text:list-item>
          <text:p text:style-name="P28">Highlight SW1</text:p>
        </text:list-item>
        <text:list-item>
          <text:p text:style-name="P28">Select the source as THR.</text:p>
        </text:list-item>
        <text:list-item>
          <text:p text:style-name="P28">Select the offset as -80 (remember -100 – 100 so 10% from idle is -80).</text:p>
        </text:list-item>
        <text:list-item>
          <text:p text:style-name="P28">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32" text:outline-level="2">Templates (8/8)</text:h>
      <text:p text:style-name="Text_20_body"><draw:rect text:anchor-type="paragraph" draw:z-index="60" draw:style-name="gr4" draw:text-style-name="P47" svg:width="3.1496in" svg:height="1.8862in" svg:x="0.2598in" svg:y="0.0547in"><text:p text:style-name="P45"><text:span text:style-name="T6">TEMPLATES <text:s text:c="10"/>8/8</text:span></text:p><text:p text:style-name="P45"><text:span text:style-name="T6"><text:s/></text:span><text:span text:style-name="T6">01 Simple 4-ch</text:span></text:p><text:p text:style-name="P45"><text:span text:style-name="T6"><text:s/></text:span><text:span text:style-name="T6">02 T-Cut</text:span></text:p><text:p text:style-name="P45"><text:span text:style-name="T6"><text:s/></text:span><text:span text:style-name="T6">03 V-Tail</text:span></text:p><text:p text:style-name="P45"><text:span text:style-name="T6"><text:s/></text:span><text:span text:style-name="T6">04 Elevon\Delta</text:span></text:p><text:p text:style-name="P45"><text:span text:style-name="T6"><text:s/></text:span><text:span text:style-name="T6">05 eCCPM</text:span></text:p><text:p text:style-name="P45"><text:span text:style-name="T6"><text:s/></text:span><text:span text:style-name="T6">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3">add</text:span><text:span text:style-name="T4">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35" text:outline-level="1">Examples</text:h>
      <text:h text:style-name="P31" text:outline-level="2">Programming a throttle cut</text:h>
      <text:p text:style-name="P11">Though you can use a template for this it's instructional to do it via the mixer.</text:p>
      <text:p text:style-name="P11">Start off with the default 4 mixes. <text:s/></text:p>
      <text:p text:style-name="P11">Scroll down until CH3 is underlined, like this:</text:p>
      <text:p text:style-name="P11"><draw:rect text:anchor-type="paragraph" draw:z-index="61" draw:style-name="gr4" draw:text-style-name="P47" svg:width="3.1496in" svg:height="1.8862in" svg:x="0.2598in" svg:y="0.0547in"><text:p text:style-name="P45"><text:span text:style-name="T6">MIXER <text:s text:c="14"/>4/8</text:span></text:p><text:p text:style-name="P46"><text:span text:style-name="T6"><text:s text:c="7"/></text:span><text:span text:style-name="T6">wt src <text:s/>sw crv</text:span></text:p><text:p text:style-name="P46"><text:span text:style-name="T6">CH1 <text:s/>100% RUD</text:span></text:p><text:p text:style-name="P46"><text:span text:style-name="T6">CH2 <text:s/>100% ELE</text:span></text:p><text:p text:style-name="P46"><text:span text:style-name="T8">CH3</text:span><text:span text:style-name="T6"> <text:s/>100% THR</text:span></text:p><text:p text:style-name="P46"><text:span text:style-name="T6">CH4 <text:s/>100% AIL</text:span></text:p><text:p text:style-name="P46"><text:span text:style-name="T6">CH5</text:span></text:p><text:p text:style-name="P46"><text:span text:style-name="T6">CH6</text:span></text:p></draw:rect></text:p>
      <text:p text:style-name="P11">Press [MENU LONG] to enter the “Insert/Edit Mix” screen.</text:p>
      <text:p text:style-name="P11"><draw:rect text:anchor-type="paragraph" draw:z-index="62" draw:style-name="gr4" draw:text-style-name="P47" svg:width="3.1496in" svg:height="1.8862in" svg:x="0.2598in" svg:y="0.0547in"><text:p text:style-name="P45"><text:span text:style-name="T6">EDIT MIX <text:s/>CH3</text:span></text:p><text:p text:style-name="P45"><text:span text:style-name="T6"><text:s text:c="2"/></text:span><text:span text:style-name="T6">Source <text:s/>ELE</text:span></text:p><text:p text:style-name="P45"><text:span text:style-name="T6"><text:s text:c="2"/></text:span><text:span text:style-name="T6">Weight <text:s/>100</text:span></text:p><text:p text:style-name="P45"><text:span text:style-name="T6"><text:s text:c="2"/></text:span><text:span text:style-name="T6">Offset <text:s/>0</text:span></text:p><text:p text:style-name="P45"><text:span text:style-name="T6"><text:s text:c="2"/></text:span><text:span text:style-name="T6">Trim <text:s text:c="3"/>ON</text:span></text:p><text:p text:style-name="P45"><text:span text:style-name="T6"><text:s text:c="2"/></text:span><text:span text:style-name="T6">Curves <text:s/>---</text:span></text:p><text:p text:style-name="P45"><text:span text:style-name="T6"><text:s text:c="2"/></text:span><text:span text:style-name="T6">Switch <text:s/>---</text:span></text:p><text:p text:style-name="P45"><text:span text:style-name="T6"><text:s text:c="2"/></text:span><text:span text:style-name="T6">Warning OFF</text:span></text:p></draw:rect></text:p>
      <text:p text:style-name="P11">Change source to “MAX” and Weight to “-100”.</text:p>
      <text:p text:style-name="P11">Also set the Switch to THR.Like so:</text:p>
      <text:p text:style-name="P11"><draw:rect text:anchor-type="paragraph" draw:z-index="63" draw:style-name="gr4" draw:text-style-name="P47" svg:width="3.1496in" svg:height="1.8862in" svg:x="0.2598in" svg:y="0.0547in"><text:p text:style-name="P45"><text:span text:style-name="T6">EDIT MIX <text:s/>CH3</text:span></text:p><text:p text:style-name="P45"><text:span text:style-name="T6"><text:s text:c="2"/></text:span><text:span text:style-name="T6">Source <text:s/>MAX</text:span></text:p><text:p text:style-name="P45"><text:span text:style-name="T6"><text:s text:c="2"/></text:span><text:span text:style-name="T6">Weight <text:s/>-100</text:span></text:p><text:p text:style-name="P45"><text:span text:style-name="T6"><text:s text:c="2"/></text:span><text:span text:style-name="T6">Offset <text:s/>0</text:span></text:p><text:p text:style-name="P45"><text:span text:style-name="T6"><text:s text:c="2"/></text:span><text:span text:style-name="T6">Trim <text:s text:c="3"/>ON</text:span></text:p><text:p text:style-name="P45"><text:span text:style-name="T6"><text:s text:c="2"/></text:span><text:span text:style-name="T6">Curves <text:s/>---</text:span></text:p><text:p text:style-name="P45"><text:span text:style-name="T6"><text:s text:c="2"/></text:span><text:span text:style-name="T6">Switch <text:s/>THR</text:span></text:p><text:p text:style-name="P45"><text:span text:style-name="T6"><text:s text:c="2"/></text:span><text:span text:style-name="T6">Warning OFF</text:span></text:p></draw:rect></text:p>
      <text:p text:style-name="P11"><text:soft-page-break/>Keep on scrolling down until you reach Multpx.</text:p>
      <text:p text:style-name="P11">Change the value to “Replace”</text:p>
      <text:p text:style-name="P11"><draw:rect text:anchor-type="paragraph" draw:z-index="64" draw:style-name="gr4" draw:text-style-name="P47" svg:width="3.1496in" svg:height="1.8862in" svg:x="0.2598in" svg:y="0.0547in"><text:p text:style-name="P45"><text:span text:style-name="T6">EDIT MIX <text:s/>CH3</text:span></text:p><text:p text:style-name="P45"><text:span text:style-name="T6"><text:s text:c="2"/></text:span><text:span text:style-name="T6">Weight <text:s/>-100</text:span></text:p><text:p text:style-name="P45"><text:span text:style-name="T6"><text:s text:c="2"/></text:span><text:span text:style-name="T6">Offset <text:s/>0</text:span></text:p><text:p text:style-name="P45"><text:span text:style-name="T6"><text:s text:c="2"/></text:span><text:span text:style-name="T6">Trim <text:s text:c="3"/>ON</text:span></text:p><text:p text:style-name="P45"><text:span text:style-name="T6"><text:s text:c="2"/></text:span><text:span text:style-name="T6">Curves <text:s/>---</text:span></text:p><text:p text:style-name="P45"><text:span text:style-name="T6"><text:s text:c="2"/></text:span><text:span text:style-name="T6">Switch <text:s/>THR</text:span></text:p><text:p text:style-name="P45"><text:span text:style-name="T6"><text:s text:c="2"/></text:span><text:span text:style-name="T6">Warning OFF</text:span></text:p><text:p text:style-name="P45"><text:span text:style-name="T6"><text:s text:c="2"/></text:span><text:span text:style-name="T6">Multpx <text:s/>Replace</text:span></text:p></draw:rect></text:p>
      <text:p text:style-name="P11">Now press [EXIT]</text:p>
      <text:p text:style-name="P11">You should see the following screen:</text:p>
      <text:p text:style-name="P11"><draw:rect text:anchor-type="paragraph" draw:z-index="65" draw:style-name="gr4" draw:text-style-name="P47" svg:width="3.1496in" svg:height="1.8862in" svg:x="0.2598in" svg:y="0.0547in"><text:p text:style-name="P45"><text:span text:style-name="T6">MIXER <text:s text:c="14"/>4/8</text:span></text:p><text:p text:style-name="P46"><text:span text:style-name="T6"><text:s text:c="7"/></text:span><text:span text:style-name="T6">wt src <text:s/>sw crv</text:span></text:p><text:p text:style-name="P46"><text:span text:style-name="T6">CH1 <text:s/>100% RUD</text:span></text:p><text:p text:style-name="P46"><text:span text:style-name="T6">CH2 <text:s/>100% ELE</text:span></text:p><text:p text:style-name="P46"><text:span text:style-name="T9">CH3</text:span><text:span text:style-name="T6"> <text:s/>100% THR</text:span></text:p><text:p text:style-name="P46"><text:span text:style-name="T6"><text:s text:c="3"/></text:span><text:span text:style-name="T6">R-100% MAX <text:s/>THR</text:span></text:p><text:p text:style-name="P46"><text:span text:style-name="T6">CH4 <text:s/>100% AIL</text:span></text:p><text:p text:style-name="P46"><text:span text:style-name="T6">CH5</text:span></text:p></draw:rect></text:p>
      <text:p text:style-name="P11">What it tells you is that on CH3 you have 2 mixes defined.</text:p>
      <text:p text:style-name="P11">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1"/>
      <text:h text:style-name="P37" text:outline-level="1">MORE</text:h>
      <text:p text:style-name="P11">I sincerely hope you enjoy both the ER9x FW and this manual.</text:p>
      <text:p text:style-name="P11">I also sincerely hope you're sill awake. <text:s/>If you are I applaud you :)</text:p>
      <text:p text:style-name="P11"/>
      <text:p text:style-name="P11">This is an Open Source project. <text:s/>It means that I request no money for it. <text:s/>You are free to look up, download, modify and release the code under the GNU v2 software license. <text:s/></text:p>
      <text:p text:style-name="P11"/>
      <text:p text:style-name="P11">If you have any questions, requests and/or gaudy compliments I'll be happy to hear them either on the FW's code page:</text:p>
      <text:p text:style-name="Text_20_body"><text:a xlink:type="simple" xlink:href="http://code.google.com/p/er9x/"><text:span text:style-name="T2">http://code.google.com/p/er9x/</text:span></text:a></text:p>
      <text:p text:style-name="P11"/>
      <text:p text:style-name="P11">Or on the following threads in RCG or RCModelReviews:</text:p>
      <text:p text:style-name="Text_20_body"><text:a xlink:type="simple" xlink:href="http://www.rcgroups.com/forums/showthread.php?t=1266162"><text:span text:style-name="T2">http://www.rcgroups.com/forums/showthread.php?t=1266162</text:span></text:a></text:p>
      <text:p text:style-name="Text_20_body"><text:a xlink:type="simple" xlink:href="http://www.rcmodelreviews.com/forum/viewtopic.php?f=47&amp;t=292"><text:span text:style-name="T2">http://www.rcmodelreviews.com/forum/viewtopic.php?f=47&amp;t=292</text:span></text:a></text:p>
      <text:p text:style-name="P11"/>
      <text:p text:style-name="P11"/>
      <text:p text:style-name="P11">Also bug reports and enhancement requests can be reported here:</text:p>
      <text:p text:style-name="Text_20_body"><text:a xlink:type="simple" xlink:href="http://code.google.com/p/er9x/issues/list"><text:span text:style-name="T2">http://code.google.com/p/er9x/issues/list</text:span></text:a></text:p>
      <text:p text:style-name="P11"/>
      <text:p text:style-name="P11"/>
      <text:p text:style-name="P11">I have spent a great deal of time and effort on this FW. <text:s/>I do this of my own free time. <text:s/>You are free to use this, again, under the GNU v2 license. <text:s/></text:p>
      <text:p text:style-name="Text_20_body"><text:span text:style-name="T2">If you feel you'd like to contribute time, software code, documentation, tutorials, examples and/or money (I like money :) Please feel free to email me at: </text:span><text:a xlink:type="simple" xlink:href="mailto:erez.raviv@gmail.com"><text:span text:style-name="T2">erez.raviv@gmail.com</text:span></text:a></text:p>
      <text:p text:style-name="P11"/>
      <text:p text:style-name="P11">Please tell your friends about this cheapie $60 Chinese Tx. <text:s/>I bet They'll roll their eyes up and tell you to go buy a *real* system. <text:s/>That's o.k. You'll have more money for *real* models!</text:p>
      <text:p text:style-name="P11"/>
      <text:p text:style-name="P11"><draw:frame draw:style-name="fr2"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09T18:27:59</dc:date>
    <meta:editing-duration>PT14H16M40S</meta:editing-duration>
    <meta:editing-cycles>169</meta:editing-cycles>
    <meta:generator>OpenOffice.org/3.2$Unix OpenOffice.org_project/320m12$Build-9483</meta:generator>
    <dc:creator>erez </dc:creator>
    <meta:document-statistic meta:table-count="0" meta:image-count="2" meta:object-count="0" meta:page-count="31" meta:paragraph-count="339" meta:word-count="5666" meta:character-count="31292"/>
  </office:meta>
</office:document-meta>
</file>